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OpenSymbol" svg:font-family="OpenSymbol"/>
    <style:font-face style:name="Tahoma1" svg:font-family="Tahoma"/>
    <style:font-face style:name="Verdana" svg:font-family="Verdana, sans-serif"/>
    <style:font-face style:name="xSegoe UI" svg:font-family="'xSegoe UI'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1306in" table:align="left"/>
    </style:style>
    <style:style style:name="Table1.A" style:family="table-column">
      <style:table-column-properties style:column-width="0.6799in"/>
    </style:style>
    <style:style style:name="Table1.B" style:family="table-column">
      <style:table-column-properties style:column-width="3.4507in"/>
    </style:style>
    <style:style style:name="Table1.1" style:family="table-row">
      <style:table-row-properties fo:background-color="#1d2a35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38444d">
        <style:background-image/>
      </style:table-row-properties>
    </style:style>
    <style:style style:name="Table2" style:family="table">
      <style:table-properties style:width="5.3375in" table:align="left"/>
    </style:style>
    <style:style style:name="Table2.A" style:family="table-column">
      <style:table-column-properties style:column-width="1.0097in"/>
    </style:style>
    <style:style style:name="Table2.B" style:family="table-column">
      <style:table-column-properties style:column-width="4.3278in"/>
    </style:style>
    <style:style style:name="Table2.1" style:family="table-row">
      <style:table-row-properties fo:background-color="#1d2a35">
        <style:background-image/>
      </style:table-row-properties>
    </style:style>
    <style:style style:name="Table2.A1" style:family="table-cell">
      <style:table-cell-properties style:vertical-align="middle" fo:padding="0.0194in" fo:border="none"/>
    </style:style>
    <style:style style:name="Table2.2" style:family="table-row">
      <style:table-row-properties fo:background-color="#38444d">
        <style:background-image/>
      </style:table-row-properties>
    </style:style>
    <style:style style:name="P1" style:family="paragraph" style:parent-style-name="Text_20_body" style:list-style-name="L7">
      <style:paragraph-properties fo:orphans="2" fo:widows="2"/>
      <style:text-properties fo:font-variant="normal" fo:text-transform="none" fo:color="#dddddd" style:font-name="Verdana" fo:font-size="11.25pt" fo:letter-spacing="normal" fo:font-style="normal" fo:font-weight="normal"/>
    </style:style>
    <style:style style:name="P2" style:family="paragraph" style:parent-style-name="Text_20_body" style:list-style-name="L7">
      <style:paragraph-properties fo:margin-top="0in" fo:margin-bottom="0in" fo:orphans="2" fo:widows="2"/>
      <style:text-properties fo:font-variant="normal" fo:text-transform="none" fo:color="#dddddd" style:font-name="Verdana" fo:font-size="11.25pt" fo:letter-spacing="normal" fo:font-style="normal" fo:font-weight="normal"/>
    </style:style>
    <style:style style:name="P3" style:family="paragraph" style:parent-style-name="Text_20_body" style:list-style-name="L6">
      <style:paragraph-properties fo:margin-top="0in" fo:margin-bottom="0in" fo:orphans="2" fo:widows="2" fo:padding="0in" fo:border="none"/>
    </style:style>
    <style:style style:name="P4" style:family="paragraph" style:parent-style-name="Text_20_body" style:list-style-name="L8">
      <style:paragraph-properties fo:margin-top="0in" fo:margin-bottom="0in" fo:orphans="2" fo:widows="2" fo:padding="0in" fo:border="none"/>
    </style:style>
    <style:style style:name="P5" style:family="paragraph" style:parent-style-name="Text_20_body" style:list-style-name="L6">
      <style:paragraph-properties fo:orphans="2" fo:widows="2" fo:padding="0in" fo:border="none"/>
    </style:style>
    <style:style style:name="P6" style:family="paragraph" style:parent-style-name="Text_20_body" style:list-style-name="L8">
      <style:paragraph-properties fo:orphans="2" fo:widows="2" fo:padding="0in" fo:border="none"/>
    </style:style>
    <style:style style:name="P7" style:family="paragraph" style:parent-style-name="Standard" style:list-style-name="L1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style:font-name="Consolas" fo:font-size="11.25pt" fo:letter-spacing="normal" fo:font-style="normal" fo:font-weight="normal" fo:background-color="#15202b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</style:style>
    <style:style style:name="P13" style:family="paragraph" style:parent-style-name="Standard">
      <style:paragraph-properties fo:margin-left="0in" fo:margin-right="0in" fo:margin-top="0.1665in" fo:margin-bottom="0.1665in" fo:orphans="2" fo:widows="2" fo:text-indent="0in" style:auto-text-indent="false" fo:padding-left="0.1252in" fo:padding-right="0in" fo:padding-top="0in" fo:padding-bottom="0in" fo:border-left="0.0346in solid #282c34" fo:border-right="none" fo:border-top="none" fo:border-bottom="none"/>
      <style:text-properties fo:font-variant="normal" fo:text-transform="none" fo:color="#ffffff" style:font-name="Consolas" fo:font-size="11.25pt" fo:letter-spacing="normal" fo:font-style="normal" fo:font-weight="normal" fo:background-color="#15202b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dddddd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dddddd" style:font-name="Verdana" fo:font-size="12pt" fo:letter-spacing="normal" fo:font-style="normal" fo:font-weight="normal"/>
    </style:style>
    <style:style style:name="T3" style:family="text">
      <style:text-properties fo:font-variant="normal" fo:text-transform="none" fo:color="#999999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999999" style:font-name="Consolas" fo:font-size="11.25pt" fo:letter-spacing="normal" fo:font-style="normal" fo:font-weight="normal" fo:background-color="#15202b"/>
    </style:style>
    <style:style style:name="T5" style:family="text">
      <style:text-properties fo:font-variant="normal" fo:text-transform="none" fo:color="#990055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990055" style:font-name="Consolas" fo:font-size="11.25pt" fo:letter-spacing="normal" fo:font-style="normal" fo:font-weight="normal" fo:background-color="#15202b"/>
    </style:style>
    <style:style style:name="T7" style:family="text">
      <style:text-properties fo:font-variant="normal" fo:text-transform="none" fo:color="#008000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008000" style:font-name="Consolas" fo:font-size="11.25pt" fo:letter-spacing="normal" fo:font-style="normal" fo:font-weight="normal" fo:background-color="#15202b"/>
    </style:style>
    <style:style style:name="T9" style:family="text">
      <style:text-properties fo:font-variant="normal" fo:text-transform="none" fo:color="#008000" fo:letter-spacing="normal"/>
    </style:style>
    <style:style style:name="T10" style:family="text">
      <style:text-properties fo:font-variant="normal" fo:text-transform="none" fo:color="#005cc5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005cc5" style:font-name="Consolas" fo:font-size="11.25pt" fo:letter-spacing="normal" fo:font-style="normal" fo:font-weight="normal" fo:background-color="#15202b"/>
    </style:style>
    <style:style style:name="T12" style:family="text">
      <style:text-properties fo:font-variant="normal" fo:text-transform="none" fo:color="#ffffff" style:font-name="Consolas" fo:font-size="11.25pt" fo:letter-spacing="normal" fo:font-style="normal" fo:font-weight="normal"/>
    </style:style>
    <style:style style:name="T13" style:family="text">
      <style:text-properties fo:font-variant="normal" fo:text-transform="none" fo:color="#ffffff" style:font-name="Consolas" fo:font-size="11.25pt" fo:letter-spacing="normal" fo:font-style="normal" fo:font-weight="normal" fo:background-color="#15202b"/>
    </style:style>
    <style:style style:name="T14" style:family="text">
      <style:text-properties fo:font-variant="normal" fo:text-transform="none" fo:color="#ffffff" fo:letter-spacing="normal"/>
    </style:style>
    <style:style style:name="T15" style:family="text">
      <style:text-properties fo:font-variant="normal" fo:text-transform="none" fo:color="#ff9999" style:font-name="Consolas" fo:font-size="11.25pt" fo:letter-spacing="normal" fo:font-style="normal" fo:font-weight="normal"/>
    </style:style>
    <style:style style:name="T16" style:family="text">
      <style:text-properties fo:color="#990055"/>
    </style:style>
    <style:style style:name="T17" style:family="text">
      <style:text-properties fo:color="#999999"/>
    </style:style>
    <style:style style:name="T18" style:family="text">
      <style:text-properties fo:color="#008000"/>
    </style:style>
    <style:style style:name="T19" style:family="text">
      <style:text-properties fo:color="#005cc5"/>
    </style:style>
    <style:style style:name="T20" style:family="text">
      <style:text-properties fo:color="#005cc5" fo:font-style="italic"/>
    </style:style>
    <style:style style:name="T21" style:family="text">
      <style:text-properties fo:color="#ff9999" style:font-name="Consolas" fo:font-size="11.25pt" fo:letter-spacing="normal" fo:font-weight="normal"/>
    </style:style>
    <style:style style:name="T22" style:family="text">
      <style:text-properties fo:background-color="transparent"/>
    </style:style>
    <style:style style:name="T23" style:family="text">
      <style:text-properties fo:color="#708090"/>
    </style:style>
    <style:style style:name="T24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84580097612205616" text:style-name="L3">
        <text:list-item>
          <text:p text:style-name="P8">&lt;a href="https://www.maloneuniversity.org"&gt;Visit Malone Global University&lt;/a&gt;</text:p>
          <text:p text:style-name="P8"/>
          <text:p text:style-name="P8"/>
        </text:list-item>
        <text:list-item>
          <text:p text:style-name="P8">&lt;img src="img_girl.jpg"&gt; </text:p>
        </text:list-item>
      </text:list>
      <text:list xml:id="list147935736835467172" text:style-name="L1">
        <text:list-header>
          <text:p text:style-name="P7"/>
          <text:p text:style-name="P7"/>
          <text:p text:style-name="P7"/>
        </text:list-header>
        <text:list-item>
          <text:p text:style-name="P7">Absolute URL - Links to an external image that is hosted on another website. Example: src="https://www.w3schools.com/images/img_girl.jpg".</text:p>
          <text:p text:style-name="P7"/>
          <text:p text:style-name="P7">Notes: External images might be under copyright. If you do not get permission to use it, you may be in violation of copyright laws. In addition, you cannot control external images; it can suddenly be removed or changed.</text:p>
        </text:list-item>
      </text:list>
      <text:p text:style-name="Standard"/>
      <text:p text:style-name="Standard"/>
      <text:list xml:id="list43338480" text:continue-numbering="true" text:style-name="L1">
        <text:list-item>
          <text:p text:style-name="P7">Relative URL - Links to an image that is hosted within the website. Here, the URL does not include the domain name. If the URL begins without a slash, it will be relative to the current page. Example: src="img_girl.jpg". If the URL begins with a slash, it will be relative to the domain. Example: src="/images/img_girl.jpg".</text:p>
          <text:p text:style-name="P7"/>
          <text:p text:style-name="P7">Tip: It is almost always best to use relative URLs. They will not break if you change domain.</text:p>
        </text:list-item>
      </text:list>
      <text:p text:style-name="Standard"/>
      <text:p text:style-name="Standard">&lt;p title=Description of maloneuniversity.org&gt;</text:p>
      <text:p text:style-name="Standard">p title is called a tooltip[</text:p>
      <text:p text:style-name="Standard">&lt;tagname style="property:value;"&gt; </text:p>
      <text:p text:style-name="Standard">&lt;body style="background-color:powderblue;"&gt; </text:p>
      <text:p text:style-name="Standard">&lt;h1 style="background-color:powderblue;"&gt;This is a heading&lt;/h1&gt;<text:line-break/>&lt;p style="background-color:tomato;"&gt;This is a paragraph.&lt;/p&gt; &lt;h1 style="color:blue;"&gt;This is a heading&lt;/h1&gt;<text:line-break/>&lt;p style="color:red;"&gt;This is a paragraph.&lt;/p&gt; </text:p>
      <text:p text:style-name="Standard">&lt;h1 style="font-family:verdana;"&gt;This is a heading&lt;/h1&gt;<text:line-break/>&lt;p style="font-family:courier;"&gt;This is a paragraph.&lt;/p&gt; </text:p>
      <text:p text:style-name="Standard">&lt;h1 style="font-size:300%;"&gt;This is a heading&lt;/h1&gt;<text:line-break/>&lt;p style="font-size:160%;"&gt;This is a paragraph.&lt;/p&gt; </text:p>
      <text:p text:style-name="Standard">&lt;h1 style="text-align:center;"&gt;Centered Heading&lt;/h1&gt;<text:line-break/>&lt;p style="text-align:center;"&gt;Centered paragraph.&lt;/p&gt; </text:p>
      <text:p text:style-name="Standard">Use the style attribute for styling HTML elements</text:p>
      <text:list xml:id="list5072391777773659883" text:style-name="L4">
        <text:list-item>
          <text:p text:style-name="P9">Use background-color for background color</text:p>
        </text:list-item>
        <text:list-item>
          <text:p text:style-name="P9">Use color for text colors</text:p>
        </text:list-item>
        <text:list-item>
          <text:p text:style-name="P9">Use font-family for text fonts</text:p>
        </text:list-item>
        <text:list-item>
          <text:p text:style-name="P9">Use font-size for text sizes</text:p>
        </text:list-item>
        <text:list-item>
          <text:p text:style-name="P9">Use text-align for text alignment</text:p>
        </text:list-item>
      </text:list>
      <text:p text:style-name="Standard"><text:line-break/></text:p>
      <text:p text:style-name="P14">&lt;b&gt; - Bold text</text:p>
      <text:list xml:id="list8588163289212148868" text:style-name="L5">
        <text:list-item>
          <text:p text:style-name="P10">&lt;strong&gt; - Important text</text:p>
        </text:list-item>
        <text:list-item>
          <text:p text:style-name="P10">&lt;i&gt; - Italic text</text:p>
        </text:list-item>
        <text:list-item>
          <text:p text:style-name="P10">&lt;em&gt; - Emphasized text</text:p>
        </text:list-item>
        <text:list-item>
          <text:p text:style-name="P10">&lt;mark&gt; - Marked text</text:p>
        </text:list-item>
        <text:list-item>
          <text:p text:style-name="P10">&lt;small&gt; - Smaller text</text:p>
        </text:list-item>
        <text:list-item>
          <text:p text:style-name="P10">&lt;del&gt; - Deleted text</text:p>
        </text:list-item>
        <text:list-item>
          <text:p text:style-name="P10">&lt;ins&gt; - Inserted text</text:p>
        </text:list-item>
        <text:list-item>
          <text:p text:style-name="P10">&lt;sub&gt; - Subscript text</text:p>
        </text:list-item>
        <text:list-item>
          <text:p text:style-name="P10">&lt;sup&gt; - Superscript text</text:p>
        </text:list-item>
      </text:list>
      <text:p text:style-name="Standard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Tag</text:p>
          </table:table-cell>
          <table:table-cell table:style-name="Table1.A1" office:value-type="string">
            <text:p text:style-name="Standard">Description</text:p>
          </table:table-cell>
        </table:table-row>
        <table:table-row table:style-name="Table1.2">
          <table:table-cell table:style-name="Table1.A1" office:value-type="string">
            <text:p text:style-name="Standard">&lt;b&gt;</text:p>
          </table:table-cell>
          <table:table-cell table:style-name="Table1.A1" office:value-type="string">
            <text:p text:style-name="Standard">Defines bold text</text:p>
          </table:table-cell>
        </table:table-row>
        <table:table-row table:style-name="Table1.1">
          <table:table-cell table:style-name="Table1.A1" office:value-type="string">
            <text:p text:style-name="Standard">&lt;em&gt;</text:p>
          </table:table-cell>
          <table:table-cell table:style-name="Table1.A1" office:value-type="string">
            <text:p text:style-name="Standard">Defines emphasized text </text:p>
          </table:table-cell>
        </table:table-row>
        <table:table-row table:style-name="Table1.2">
          <table:table-cell table:style-name="Table1.A1" office:value-type="string">
            <text:p text:style-name="Standard">&lt;i&gt;</text:p>
          </table:table-cell>
          <table:table-cell table:style-name="Table1.A1" office:value-type="string">
            <text:p text:style-name="Standard">Defines a part of text in an alternate voice or mood</text:p>
          </table:table-cell>
        </table:table-row>
        <table:table-row table:style-name="Table1.1">
          <table:table-cell table:style-name="Table1.A1" office:value-type="string">
            <text:p text:style-name="Standard">&lt;small&gt;</text:p>
          </table:table-cell>
          <table:table-cell table:style-name="Table1.A1" office:value-type="string">
            <text:p text:style-name="Standard">Defines smaller text</text:p>
          </table:table-cell>
        </table:table-row>
        <table:table-row table:style-name="Table1.2">
          <table:table-cell table:style-name="Table1.A1" office:value-type="string">
            <text:p text:style-name="Standard">&lt;strong&gt;</text:p>
          </table:table-cell>
          <table:table-cell table:style-name="Table1.A1" office:value-type="string">
            <text:p text:style-name="Standard">Defines important text</text:p>
          </table:table-cell>
        </table:table-row>
        <table:table-row table:style-name="Table1.1">
          <table:table-cell table:style-name="Table1.A1" office:value-type="string">
            <text:p text:style-name="Standard">&lt;sub&gt;</text:p>
          </table:table-cell>
          <table:table-cell table:style-name="Table1.A1" office:value-type="string">
            <text:p text:style-name="Standard">Defines subscripted text</text:p>
          </table:table-cell>
        </table:table-row>
        <table:table-row table:style-name="Table1.2">
          <table:table-cell table:style-name="Table1.A1" office:value-type="string">
            <text:p text:style-name="Standard">&lt;sup&gt;</text:p>
          </table:table-cell>
          <table:table-cell table:style-name="Table1.A1" office:value-type="string">
            <text:p text:style-name="Standard">Defines superscripted text</text:p>
          </table:table-cell>
        </table:table-row>
        <table:table-row table:style-name="Table1.1">
          <table:table-cell table:style-name="Table1.A1" office:value-type="string">
            <text:p text:style-name="Standard">&lt;ins&gt;</text:p>
          </table:table-cell>
          <table:table-cell table:style-name="Table1.A1" office:value-type="string">
            <text:p text:style-name="Standard">Defines inserted text</text:p>
          </table:table-cell>
        </table:table-row>
        <table:table-row table:style-name="Table1.2">
          <table:table-cell table:style-name="Table1.A1" office:value-type="string">
            <text:p text:style-name="Standard">&lt;del&gt;</text:p>
          </table:table-cell>
          <table:table-cell table:style-name="Table1.A1" office:value-type="string">
            <text:p text:style-name="Standard">Defines deleted text</text:p>
          </table:table-cell>
        </table:table-row>
        <table:table-row table:style-name="Table1.1">
          <table:table-cell table:style-name="Table1.A1" office:value-type="string">
            <text:p text:style-name="Standard">&lt;mark&gt;</text:p>
          </table:table-cell>
          <table:table-cell table:style-name="Table1.A1" office:value-type="string">
            <text:p text:style-name="Standard">Defines marked/highlighted text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Tag</text:p>
          </table:table-cell>
          <table:table-cell table:style-name="Table2.A1" office:value-type="string">
            <text:p text:style-name="Standard">Description</text:p>
          </table:table-cell>
        </table:table-row>
        <table:table-row table:style-name="Table2.2">
          <table:table-cell table:style-name="Table2.A1" office:value-type="string">
            <text:p text:style-name="Standard">&lt;abbr&gt;</text:p>
          </table:table-cell>
          <table:table-cell table:style-name="Table2.A1" office:value-type="string">
            <text:p text:style-name="Standard">Defines an abbreviation or acronym</text:p>
          </table:table-cell>
        </table:table-row>
        <table:table-row table:style-name="Table2.1">
          <table:table-cell table:style-name="Table2.A1" office:value-type="string">
            <text:p text:style-name="Standard">&lt;address&gt;</text:p>
          </table:table-cell>
          <table:table-cell table:style-name="Table2.A1" office:value-type="string">
            <text:p text:style-name="Standard">Defines contact information for the author/owner of a document</text:p>
          </table:table-cell>
        </table:table-row>
        <table:table-row table:style-name="Table2.2">
          <table:table-cell table:style-name="Table2.A1" office:value-type="string">
            <text:p text:style-name="Standard">&lt;bdo&gt;</text:p>
          </table:table-cell>
          <table:table-cell table:style-name="Table2.A1" office:value-type="string">
            <text:p text:style-name="Standard">Defines the text direction</text:p>
          </table:table-cell>
        </table:table-row>
        <table:table-row table:style-name="Table2.1">
          <table:table-cell table:style-name="Table2.A1" office:value-type="string">
            <text:p text:style-name="Standard">&lt;blockquote&gt;</text:p>
          </table:table-cell>
          <table:table-cell table:style-name="Table2.A1" office:value-type="string">
            <text:p text:style-name="Standard">Defines a section that is quoted from another source</text:p>
          </table:table-cell>
        </table:table-row>
        <table:table-row table:style-name="Table2.2">
          <table:table-cell table:style-name="Table2.A1" office:value-type="string">
            <text:p text:style-name="Standard">&lt;cite&gt;</text:p>
          </table:table-cell>
          <table:table-cell table:style-name="Table2.A1" office:value-type="string">
            <text:p text:style-name="Standard">Defines the title of a work</text:p>
          </table:table-cell>
        </table:table-row>
        <table:table-row table:style-name="Table2.1">
          <table:table-cell table:style-name="Table2.A1" office:value-type="string">
            <text:p text:style-name="Standard">&lt;q&gt;</text:p>
          </table:table-cell>
          <table:table-cell table:style-name="Table2.A1" office:value-type="string">
            <text:p text:style-name="Standard">Defines a short inline quotation</text:p>
          </table:table-cell>
        </table:table-row>
      </table:table>
      <text:p text:style-name="Standard"/>
      <text:p text:style-name="Standard"/>
      <text:p text:style-name="Standard">&lt;!-- This is a comment --&gt;<text:line-break/><text:line-break/>&lt;p&gt;This is a paragraph.&lt;/p&gt;<text:line-break/><text:line-break/>&lt;!-- Remember to add more information here --&gt;</text:p>
      <text:p text:style-name="Standard"><text:line-break/>HTML colors are specified with predefined color names, or with RGB, HEX, HSL, RGBA, or HSLA values.</text:p>
      <text:p text:style-name="Standard"><text:line-break/></text:p>
      <text:p text:style-name="Standard"/>
      <text:p text:style-name="Standard"/>
      <text:p text:style-name="Standard"/>
      <text:p text:style-name="P12"><text:soft-page-break/><text:span text:style-name="T14">  </text:span><text:span text:style-name="T3">&lt;</text:span><text:span text:style-name="T5">link</text:span><text:span text:style-name="T7"> rel</text:span><text:span text:style-name="T10">="stylesheet"</text:span><text:span text:style-name="T7"> href</text:span><text:span text:style-name="T10">="styles.css"</text:span><text:span text:style-name="T3">&gt;</text:span><text:line-break/><text:span text:style-name="T1">Use the HTML </text:span><text:span text:style-name="Source_20_Text"><text:span text:style-name="T15">style</text:span></text:span><text:span text:style-name="T1"> attribute for inline styling</text:span></text:p>
      <text:list xml:id="list6680922147717267476" text:style-name="L6">
        <text:list-item>
          <text:p text:style-name="P3"><text:span text:style-name="T1">Use the HTML </text:span><text:span text:style-name="Source_20_Text"><text:span text:style-name="T15">&lt;style&gt;</text:span></text:span><text:span text:style-name="T1"> element to define internal CSS</text:span></text:p>
        </text:list-item>
        <text:list-item>
          <text:p text:style-name="P3"><text:span text:style-name="T1">Use the HTML </text:span><text:span text:style-name="Source_20_Text"><text:span text:style-name="T15">&lt;link&gt;</text:span></text:span><text:span text:style-name="T1"> element to refer to an external CSS file</text:span></text:p>
        </text:list-item>
        <text:list-item>
          <text:p text:style-name="P3"><text:span text:style-name="T1">Use the HTML </text:span><text:span text:style-name="Source_20_Text"><text:span text:style-name="T15">&lt;head&gt;</text:span></text:span><text:span text:style-name="T1"> element to store &lt;style&gt; and &lt;link&gt; elements</text:span></text:p>
        </text:list-item>
        <text:list-item>
          <text:p text:style-name="P3"><text:span text:style-name="T1">Use the CSS </text:span><text:span text:style-name="Source_20_Text"><text:span text:style-name="T15">color</text:span></text:span><text:span text:style-name="T1"> property for text colors</text:span></text:p>
        </text:list-item>
        <text:list-item>
          <text:p text:style-name="P3"><text:span text:style-name="T1">Use the CSS </text:span><text:span text:style-name="Source_20_Text"><text:span text:style-name="T15">font-family</text:span></text:span><text:span text:style-name="T1"> property for text fonts</text:span></text:p>
        </text:list-item>
        <text:list-item>
          <text:p text:style-name="P3"><text:span text:style-name="T1">Use the CSS </text:span><text:span text:style-name="Source_20_Text"><text:span text:style-name="T15">font-size</text:span></text:span><text:span text:style-name="T1"> property for text sizes</text:span></text:p>
        </text:list-item>
        <text:list-item>
          <text:p text:style-name="P3"><text:span text:style-name="T1">Use the CSS </text:span><text:span text:style-name="Source_20_Text"><text:span text:style-name="T15">border</text:span></text:span><text:span text:style-name="T1"> property for borders</text:span></text:p>
        </text:list-item>
        <text:list-item>
          <text:p text:style-name="P3"><text:span text:style-name="T1">Use the CSS </text:span><text:span text:style-name="Source_20_Text"><text:span text:style-name="T15">padding</text:span></text:span><text:span text:style-name="T1"> property for space inside the border</text:span></text:p>
        </text:list-item>
        <text:list-item>
          <text:p text:style-name="P5"><text:span text:style-name="T1">Use the CSS </text:span><text:span text:style-name="Source_20_Text"><text:span text:style-name="T15">margin</text:span></text:span><text:span text:style-name="T1"> property for space outside the border</text:span></text:p>
        </text:list-item>
      </text:list>
      <text:p text:style-name="P11"><text:span text:style-name="T17">&lt;</text:span><text:span text:style-name="T16">a</text:span><text:span text:style-name="T18"> href</text:span><text:span text:style-name="T19">="</text:span><text:span text:style-name="T20">url</text:span><text:span text:style-name="T19">"</text:span><text:span text:style-name="T17">&gt;</text:span><text:span text:style-name="T24">link text</text:span><text:span text:style-name="T17">&lt;</text:span><text:span text:style-name="T16">/a</text:span><text:span text:style-name="T17">&gt;</text:span></text:p>
      <text:p text:style-name="Standard"><text:line-break/><text:span text:style-name="T1">An unvisited link is underlined and blue</text:span></text:p>
      <text:list xml:id="list6172645180214507838" text:style-name="L7">
        <text:list-item>
          <text:p text:style-name="P2">A visited link is underlined and purple</text:p>
        </text:list-item>
        <text:list-item>
          <text:p text:style-name="P1">An active link is underlined and red</text:p>
        </text:list-item>
      </text:list>
      <text:list xml:id="list5173502603551206086" text:style-name="L8">
        <text:list-item>
          <text:p text:style-name="P4"><text:span text:style-name="Source_20_Text"><text:span text:style-name="T15">_self</text:span></text:span><text:span text:style-name="T1"> - Default. Opens the document in the same window/tab as it was clicked</text:span></text:p>
        </text:list-item>
        <text:list-item>
          <text:p text:style-name="P4"><text:span text:style-name="Source_20_Text"><text:span text:style-name="T15">_blank</text:span></text:span><text:span text:style-name="T1"> - Opens the document in a new window or tab</text:span></text:p>
        </text:list-item>
        <text:list-item>
          <text:p text:style-name="P4"><text:span text:style-name="Source_20_Text"><text:span text:style-name="T15">_parent</text:span></text:span><text:span text:style-name="T1"> - Opens the document in the parent frame</text:span></text:p>
        </text:list-item>
        <text:list-item>
          <text:p text:style-name="P6"><text:span text:style-name="Source_20_Text"><text:span text:style-name="T15">_top</text:span></text:span><text:span text:style-name="T1"> - Opens the document in the full body of the window</text:span></text:p>
        </text:list-item>
      </text:list>
      <text:p text:style-name="P13"><text:span text:style-name="T17">&lt;</text:span><text:span text:style-name="T16">a</text:span><text:span text:style-name="T18"> href</text:span><text:span text:style-name="T19">="https://www.w3schools.com/"</text:span><text:span text:style-name="T18"> target</text:span><text:span text:style-name="T19">="_blank"</text:span><text:span text:style-name="T17">&gt;</text:span>Visit W3Schools!<text:span text:style-name="T17">&lt;</text:span><text:span text:style-name="T16">/a</text:span><text:span text:style-name="T17">&gt;</text:span></text:p>
      <text:p text:style-name="Standard"><text:line-break/><text:span text:style-name="T3">&lt;</text:span><text:span text:style-name="T5">h2</text:span><text:span text:style-name="T3">&gt;</text:span><text:span text:style-name="T12">Absolute URLs</text:span><text:span text:style-name="T3">&lt;</text:span><text:span text:style-name="T5">/h2</text:span><text:span text:style-name="T3">&gt;</text:span><text:line-break/><text:span text:style-name="T3">&lt;</text:span><text:span text:style-name="T5">p</text:span><text:span text:style-name="T3">&gt;&lt;</text:span><text:span text:style-name="T5">a</text:span><text:span text:style-name="T7"> href</text:span><text:span text:style-name="T10">="https://www.w3.org/"</text:span><text:span text:style-name="T3">&gt;</text:span><text:span text:style-name="T12">W3C</text:span><text:span text:style-name="T3">&lt;</text:span><text:span text:style-name="T5">/a</text:span><text:span text:style-name="T3">&gt;&lt;</text:span><text:span text:style-name="T5">/p</text:span><text:span text:style-name="T3">&gt;</text:span><text:line-break/><text:span text:style-name="T3">&lt;</text:span><text:span text:style-name="T5">p</text:span><text:span text:style-name="T3">&gt;&lt;</text:span><text:span text:style-name="T5">a</text:span><text:span text:style-name="T7"> href</text:span><text:span text:style-name="T10">="https://www.google.com/"</text:span><text:span text:style-name="T3">&gt;</text:span><text:span text:style-name="T12">Google</text:span><text:span text:style-name="T3">&lt;</text:span><text:span text:style-name="T5">/a</text:span><text:span text:style-name="T3">&gt;&lt;</text:span><text:span text:style-name="T5">/p</text:span><text:span text:style-name="T3">&gt;</text:span><text:line-break/><text:line-break/><text:span text:style-name="T3">&lt;</text:span><text:span text:style-name="T5">h2</text:span><text:span text:style-name="T3">&gt;</text:span><text:span text:style-name="T12">Relative URLs</text:span><text:span text:style-name="T3">&lt;</text:span><text:span text:style-name="T5">/h2</text:span><text:span text:style-name="T3">&gt;</text:span><text:line-break/><text:span text:style-name="T3">&lt;</text:span><text:span text:style-name="T5">p</text:span><text:span text:style-name="T3">&gt;&lt;</text:span><text:span text:style-name="T5">a</text:span><text:span text:style-name="T7"> href</text:span><text:span text:style-name="T10">="html_images.asp"</text:span><text:span text:style-name="T3">&gt;</text:span><text:span text:style-name="T12">HTML Images</text:span><text:span text:style-name="T3">&lt;</text:span><text:span text:style-name="T5">/a</text:span><text:span text:style-name="T3">&gt;&lt;</text:span><text:span text:style-name="T5">/p</text:span><text:span text:style-name="T3">&gt;</text:span><text:line-break/><text:span text:style-name="T3">&lt;</text:span><text:span text:style-name="T5">p</text:span><text:span text:style-name="T3">&gt;&lt;</text:span><text:span text:style-name="T5">a</text:span><text:span text:style-name="T7"> href</text:span><text:span text:style-name="T10">="/css/default.asp"</text:span><text:span text:style-name="T3">&gt;</text:span><text:span text:style-name="T12">CSS Tutorial</text:span><text:span text:style-name="T3">&lt;</text:span><text:span text:style-name="T5">/a</text:span><text:span text:style-name="T3">&gt;&lt;</text:span><text:span text:style-name="T5">/p</text:span><text:span text:style-name="T3">&gt;</text:span> <text:span text:style-name="T3">&lt;</text:span><text:span text:style-name="T5">a</text:span><text:span text:style-name="T7"> href</text:span><text:span text:style-name="T10">="default.asp"</text:span><text:span text:style-name="T3">&gt;</text:span><text:line-break/><text:span text:style-name="T3">&lt;</text:span><text:span text:style-name="T5">img</text:span><text:span text:style-name="T7"> src</text:span><text:span text:style-name="T10">="smiley.gif"</text:span><text:span text:style-name="T7"> alt</text:span><text:span text:style-name="T10">="HTML tutorial"</text:span><text:span text:style-name="T7"> style</text:span><text:span text:style-name="T10">="width:42px;height:42px;"</text:span><text:span text:style-name="T3">&gt;</text:span><text:line-break/><text:span text:style-name="T3">&lt;</text:span><text:span text:style-name="T5">/a</text:span><text:span text:style-name="T3">&gt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OpenSymbol" svg:font-family="OpenSymbol"/>
    <style:font-face style:name="Tahoma1" svg:font-family="Tahoma"/>
    <style:font-face style:name="Verdana" svg:font-family="Verdana, sans-serif"/>
    <style:font-face style:name="xSegoe UI" svg:font-family="'xSegoe UI'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4S</meta:editing-duration>
    <meta:editing-cycles>3</meta:editing-cycles>
    <meta:generator>OpenOffice/4.1.15$Win32 OpenOffice.org_project/4115m2$Build-9813</meta:generator>
    <dc:date>2025-08-10T23:08:42.91</dc:date>
    <dc:creator>Joseph Malone</dc:creator>
    <meta:document-statistic meta:table-count="2" meta:image-count="0" meta:object-count="0" meta:page-count="3" meta:paragraph-count="91" meta:word-count="625" meta:character-count="4185"/>
    <meta:user-defined meta:name="Info 1"/>
    <meta:user-defined meta:name="Info 2"/>
    <meta:user-defined meta:name="Info 3"/>
    <meta:user-defined meta:name="Info 4"/>
  </office:meta>
</office:document-meta>
</file>